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Normal">Timeline</text:p>
        <text:p text:style-name="Normal"/>
        <text:p text:style-name="Normal"/>
        <text:p text:style-name="Normal"/>
        <text:p text:style-name="Normal">2. Woche</text:p>
        <text:p text:style-name="Normal"/>
        <text:p text:style-name="Normal"/>
        <text:p text:style-name="Normal">Montag, 11. 3.:</text:p>
        <text:p text:style-name="Normal">-&gt; Startscreen, Screen mit Vorgeschichte und erster Entscheidung, Map: Höhle, Beenden und Speichern</text:p>
        <text:p text:style-name="Normal"/>
        <text:p text:style-name="Normal">Dienstag, 12. 3.:</text:p>
        <text:p text:style-name="Normal">-&gt; Steuerung</text:p>
        <text:p text:style-name="Normal"/>
        <text:p text:style-name="Normal">Mittwoch, 13. 3.:</text:p>
        <text:p text:style-name="Normal">-&gt; Kampf, Items, Inventar und Zustandsanzeige</text:p>
        <text:p text:style-name="Normal"/>
        <text:p text:style-name="Normal">Donnerstag, 14. 3.:</text:p>
        <text:p text:style-name="Normal">-&gt; Maps: Stadt u. Apartments, Zeitpolster und Milestone-Präsentation vorbereiten</text:p>
        <text:p text:style-name="Normal"/>
        <text:p text:style-name="Normal">Freitag, 15. 3.:</text:p>
        <text:p text:style-name="Normal">-&gt; Milestone-Präsentation, Charakteranpassung, Zeitpolster</text:p>
        <text:p text:style-name="Normal"/>
        <text:p text:style-name="Normal"/>
        <text:p text:style-name="Normal">3. Woche</text:p>
        <text:p text:style-name="Normal"/>
        <text:p text:style-name="Normal"/>
        <text:p text:style-name="Normal">Montag 18. 3.:</text:p>
        <text:p text:style-name="Normal">-&gt; Dokumentation</text:p>
        <text:p text:style-name="Normal"/>
        <text:p text:style-name="Normal">Dienstag, 19. 3.:</text:p>
        <text:p text:style-name="Normal">-&gt; Zeitpolster, Testen und Bugfixing</text:p>
        <text:p text:style-name="Normal"/>
        <text:p text:style-name="Normal">Mittwoch, 20. 3.:</text:p>
        <text:p text:style-name="Normal">-&gt; Zeitpolster, Testen und Bugfixing</text:p>
        <text:p text:style-name="Normal"/>
        <text:p text:style-name="Normal">Donnestag, 21. 3.:</text:p>
        <text:p text:style-name="Normal">-&gt; Ausarbeiten der Abschlusspräsentation</text:p>
        <text:p text:style-name="Normal"/>
        <text:p text:style-name="Normal">Freitag, 22. 3.:</text:p>
        <text:p text:style-name="Normal">-&gt; Abschlusspräsentat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display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gasti</dc:creator>
  </office:meta>
</office:document-meta>
</file>